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54cm" svg:stroke-color="#4c4c4c" draw:marker-start-width="4.009cm" draw:marker-end-width="4.009cm" draw:fill="none" draw:textarea-vertical-align="middle" fo:padding-top="1.394cm" fo:padding-bottom="1.394cm" fo:padding-left="1.519cm" fo:padding-right="1.519cm"/>
    </style:style>
    <style:style style:name="gr2" style:family="graphic" style:parent-style-name="objectwithoutfill">
      <style:graphic-properties svg:stroke-color="#4c4c4c" draw:textarea-vertical-align="middle"/>
    </style:style>
    <style:style style:name="gr3" style:family="graphic" style:parent-style-name="objectwithoutfill">
      <style:graphic-properties svg:stroke-color="#4c4c4c" draw:fill="none" draw:textarea-vertical-align="middle"/>
    </style:style>
    <style:style style:name="gr4" style:family="graphic" style:parent-style-name="standard">
      <style:graphic-properties svg:stroke-color="#4c4c4c" draw:textarea-horizontal-align="justify" draw:textarea-vertical-align="middle" draw:auto-grow-height="false" fo:min-height="30.23cm" fo:min-width="29.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Icon_25_20Drawing">
        <draw:line draw:style-name="gr1" draw:text-style-name="P1" draw:layer="layout" svg:x1="2.54cm" svg:y1="2.54cm" svg:x2="11.43cm" svg:y2="11.43cm">
          <text:p/>
        </draw:line>
        <draw:line draw:style-name="gr1" draw:text-style-name="P1" draw:layer="layout" svg:x1="0cm" svg:y1="1.27cm" svg:x2="10.16cm" svg:y2="1.27cm">
          <text:p/>
        </draw:line>
        <draw:line draw:style-name="gr2" draw:text-style-name="P2" draw:layer="layout" svg:x1="1.27cm" svg:y1="10.16cm" svg:x2="1.27cm" svg:y2="0cm">
          <text:p/>
        </draw:line>
        <draw:line draw:style-name="gr3" draw:text-style-name="P1" draw:layer="layout" svg:x1="52.07cm" svg:y1="53.34cm" svg:x2="52.07cm" svg:y2="43.18cm">
          <text:p/>
        </draw:line>
        <draw:custom-shape draw:style-name="gr4" draw:text-style-name="P2" draw:layer="layout" svg:width="30.48cm" svg:height="30.48cm" svg:x="11.43cm" svg:y="11.4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3.18cm" svg:y1="52.07cm" svg:x2="53.34cm" svg:y2="52.07cm">
          <text:p/>
        </draw:line>
        <draw:line draw:style-name="gr1" draw:text-style-name="P1" draw:layer="layout" svg:x1="41.91cm" svg:y1="41.91cm" svg:x2="50.8cm" svg:y2="5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2.54cm" svg:stroke-color="#000000" draw:marker-start-width="4.013cm" draw:marker-start-center="false" draw:marker-end-width="4.013cm" draw:marker-end-center="false" draw:stroke-linejoin="miter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2.54cm" svg:stroke-color="#000000" draw:marker-start-width="4.013cm" draw:marker-end-width="4.013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_25_20Drawing" style:display-name="Icon%20Draw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2T15:59:01.862443294</dc:date>
    <meta:editing-duration>PT25M35S</meta:editing-duration>
    <meta:editing-cycles>8</meta:editing-cycles>
    <meta:generator>LibreOffice/5.2.2.2$MacOSX_X86_64 LibreOffice_project/8f96e87c890bf8fa77463cd4b640a2312823f3ad</meta:generator>
    <meta:document-statistic meta:object-count="7"/>
  </office:meta>
</office:document-meta>
</file>